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c960" officeooo:paragraph-rsid="0017c960"/>
    </style:style>
    <style:style style:name="P2" style:family="paragraph" style:parent-style-name="Standard">
      <style:text-properties officeooo:rsid="0017c960" officeooo:paragraph-rsid="0017c960"/>
    </style:style>
    <style:style style:name="T1" style:family="text">
      <style:text-properties officeooo:rsid="0019f321"/>
    </style:style>
    <style:style style:name="T2" style:family="text">
      <style:text-properties officeooo:rsid="001a617b"/>
    </style:style>
    <style:style style:name="T3" style:family="text">
      <style:text-properties officeooo:rsid="001dacee"/>
    </style:style>
    <style:style style:name="T4" style:family="text">
      <style:text-properties officeooo:rsid="001ff5f5"/>
    </style:style>
    <style:style style:name="T5" style:family="text">
      <style:text-properties officeooo:rsid="0022c6b9"/>
    </style:style>
    <style:style style:name="T6" style:family="text">
      <style:text-properties officeooo:rsid="00250b0f"/>
    </style:style>
    <style:style style:name="T7" style:family="text">
      <style:text-properties officeooo:rsid="00266b7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 learning websites:</text:p>
      <text:p text:style-name="P1"/>
      <text:p text:style-name="P1"><text:a xlink:type="simple" xlink:href="https://dmitripavlutin.com/access-object-properties-javascript/" text:style-name="Internet_20_link" text:visited-style-name="Visited_20_Internet_20_Link">https://dmitripavlutin.com/access-object-properties-javascript/</text:a> <text:s/>- <text:span text:style-name="T1">different ways to access object</text:span></text:p>
      <text:p text:style-name="P1"/>
      <text:p text:style-name="P1"><text:a xlink:type="simple" xlink:href="https://javascript.plainenglish.io/4-practical-use-cases-for-iifes-in-javascript-6481dcb0ba7d" text:style-name="Internet_20_link" text:visited-style-name="Visited_20_Internet_20_Link">https://javascript.plainenglish.io/4-practical-use-cases-for-iifes-in-javascript-6481dcb0ba7d</text:a> – <text:span text:style-name="T2">IIFE use cases</text:span></text:p>
      <text:p text:style-name="P1"><text:a xlink:type="simple" xlink:href="https://developer.mozilla.org/en-US/docs/Web/JavaScript/" text:style-name="Internet_20_link" text:visited-style-name="Visited_20_Internet_20_Link">https://developer.mozilla.org/en-US/docs/Web/JavaScript/</text:a> </text:p>
      <text:p text:style-name="P1"/>
      <text:p text:style-name="P1"><text:a xlink:type="simple" xlink:href="https://time2hack.com/different-ways-to-create-arrays-in-javascript/" text:style-name="Internet_20_link" text:visited-style-name="Visited_20_Internet_20_Link">https://time2hack.com/different-ways-to-create-arrays-in-javascript/</text:a> - <text:span text:style-name="T3">Array creation</text:span></text:p>
      <text:p text:style-name="P1"/>
      <text:p text:style-name="P1"><text:a xlink:type="simple" xlink:href="https://www.freecodecamp.org/news/the-javascript-array-handbook/" text:style-name="Internet_20_link" text:visited-style-name="Visited_20_Internet_20_Link">https://www.freecodecamp.org/news/the-javascript-array-handbook/</text:a> - <text:span text:style-name="T4">Array methods</text:span></text:p>
      <text:p text:style-name="P1"/>
      <text:p text:style-name="P1"><text:a xlink:type="simple" xlink:href="https://dev.to/tasnimreza/7-practical-use-cases-of-javascript-array-from-4083" text:style-name="Internet_20_link" text:visited-style-name="Visited_20_Internet_20_Link">https://dev.to/tasnimreza/7-practical-use-cases-of-javascript-array-from-4083</text:a> – <text:span text:style-name="T5">Array.from() use cases</text:span></text:p>
      <text:p text:style-name="P1"/>
      <text:p text:style-name="P1"><text:a xlink:type="simple" xlink:href="https://flaviocopes.com/javascript-event-loop/" text:style-name="Internet_20_link" text:visited-style-name="Visited_20_Internet_20_Link">https://flaviocopes.com/javascript-event-loop/</text:a> - <text:span text:style-name="T6">event loop</text:span></text:p>
      <text:p text:style-name="P1"/>
      <text:p text:style-name="P1"><text:a xlink:type="simple" xlink:href="https://www.educative.io/edpresso/what-is-an-event-loop-in-javascript" text:style-name="Internet_20_link" text:visited-style-name="Visited_20_Internet_20_Link">https://www.educative.io/edpresso/what-is-an-event-loop-in-javascript</text:a> – <text:span text:style-name="T6">event loop</text:span></text:p>
      <text:p text:style-name="P1"/>
      <text:p text:style-name="P1"><text:a xlink:type="simple" xlink:href="https://maximorlov.com/synchronous-vs-asynchronous-callbacks/" text:style-name="Internet_20_link" text:visited-style-name="Visited_20_Internet_20_Link">https://maximorlov.com/synchronous-vs-asynchronous-callbacks/</text:a> - <text:span text:style-name="T7">Synchronous vs asynchronous callbacks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8:16:59.425374819</meta:creation-date>
    <dc:date>2022-02-21T16:59:07.060085300</dc:date>
    <meta:editing-duration>PT7H32M52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40" meta:character-count="795" meta:non-whitespace-character-count="760"/>
  </office:meta>
</office:document-meta>
</file>